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059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1.166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NEX = 96</text:p>
          </table:table-cell>
          <table:covered-table-cell table:number-columns-repeated="2" table:style-name="ce4"/>
          <table:table-cell table:style-name="ce5" office:value-type="string" calcext:value-type="string" table:number-columns-spanned="3" table:number-rows-spanned="1">
            <text:p>NEX = 144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NEX = 192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NEX = 24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Vertical (Z)</text:p>
          </table:table-cell>
        </table:table-row>
        <table:table-row table:style-name="ro1">
          <table:table-cell office:value-type="string" calcext:value-type="string">
            <text:p>ak135-tes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table:number-columns-repeated="7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ak135-test – DT / 4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Database swa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Debu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No vectorization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k135-test – Sav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OK</text:p>
          </table:table-cell>
          <table:table-cell table:number-columns-repeated="9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64d5b7 – ak135-test with old mode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vert</text:p>
          </table:table-cell>
          <table:table-cell table:number-columns-repeated="8" office:value-type="string" calcext:value-type="string">
            <text:p>Wrong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Wrong</text:p>
          </table:table-cell>
        </table:table-row>
        <table:table-row table:style-name="ro1">
          <table:table-cell office:value-type="string" calcext:value-type="string">
            <text:p>fc7c0a7 – b/w ak135 &amp; new mode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ert</text:p>
          </table:table-cell>
          <table:table-cell table:number-columns-repeated="7" office:value-type="string" calcext:value-type="string">
            <text:p>OK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d1de5ba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55d8bff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9de8996</text:p>
          </table:table-cell>
          <table:table-cell office:value-type="string" calcext:value-type="string">
            <text:p>GOO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4b6d7f5</text:p>
          </table:table-cell>
          <table:table-cell office:value-type="string" calcext:value-type="string">
            <text:p>GOO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b9abe9</text:p>
          </table:table-cell>
          <table:table-cell office:value-type="string" calcext:value-type="string">
            <text:p>GOO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4135de7</text:p>
          </table:table-cell>
          <table:table-cell office:value-type="string" calcext:value-type="string">
            <text:p>SKIP</text:p>
          </table:table-cell>
          <table:table-cell table:number-columns-repeated="1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69dba96 – with new model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7143b3b – a428497 + new model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a428497 – before new model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2ed3485 – b/w new model and 5.1.5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5.1.5</text:p>
          </table:table-cell>
          <table:table-cell office:value-type="string" calcext:value-type="string">
            <text:p>GOOD</text:p>
          </table:table-cell>
          <table:table-cell table:number-columns-repeated="9" office:value-type="string" calcext:value-type="string">
            <text:p>OK</text:p>
          </table:table-cell>
          <table:table-cell office:value-type="string" calcext:value-type="string">
            <text:p>Near 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ar OK</text:p>
          </table:table-cell>
        </table:table-row>
        <table:table-row table:style-name="ro1">
          <table:table-cell office:value-type="string" calcext:value-type="string">
            <text:p>c97fe60</text:p>
          </table:table-cell>
          <table:table-cell office:value-type="string" calcext:value-type="string">
            <text:p>GOO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99b713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552e83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49f96a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081203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table:style-name="ce1" office:value-type="float" office:value="3497555" calcext:value-type="float">
            <text:p>3497555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3fc7e5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b86ea0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9b5b8d6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63e25dc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655cd92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a579d4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84cc0a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58cf74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126c880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33b8c24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3afef0f</text:p>
          </table:table-cell>
          <table:table-cell office:value-type="string" calcext:value-type="string">
            <text:p>SKIP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313098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4bdbac7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8119c90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70f1f5b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485b93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2437aea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0ae1c5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47070d6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490db2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e0f173f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fe83aa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6221ca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table:style-name="ce1" office:value-type="float" office:value="6540512" calcext:value-type="float">
            <text:p>6540512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table:style-name="ce2" office:value-type="string" calcext:value-type="string">
            <text:p>8efb5bc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04f025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7b99f0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00683e8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563319c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7f6150e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2e5388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8a63ba6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5be1b80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827603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e820918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65d7e87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860c38c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6c40f88</text:p>
          </table:table-cell>
          <table:table-cell office:value-type="string" calcext:value-type="string">
            <text:p>FAIL</text:p>
          </table:table-cell>
          <table:table-cell table:number-columns-repeated="6" office:value-type="string" calcext:value-type="string">
            <text:p>Fail</text:p>
          </table:table-cell>
          <table:table-cell table:number-columns-repeated="6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00-00-00</text:date>, <text:time style:data-style-name="N2" text:time-value="01:02:05.063471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ott Sales de Andrade</meta:initial-creator>
    <meta:creation-date>2014-09-03T00:06:25.642943741</meta:creation-date>
    <dc:date>2014-09-08T05:38:55.113973278</dc:date>
    <dc:creator>Elliott Sales de Andrade</dc:creator>
    <meta:editing-duration>P1DT1H4M24S</meta:editing-duration>
    <meta:editing-cycles>54</meta:editing-cycles>
    <meta:generator>LibreOffice/4.2.6.2$Linux_X86_64 LibreOffice_project/420$Build-2</meta:generator>
    <meta:document-statistic meta:table-count="1" meta:cell-count="900" meta:object-count="0"/>
  </office:meta>
</office:document-meta>
</file>